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f15" officeooo:paragraph-rsid="0003ff15"/>
    </style:style>
    <style:style style:name="P2" style:family="paragraph" style:parent-style-name="Standard">
      <style:text-properties officeooo:rsid="00059d07" officeooo:paragraph-rsid="00059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/</text:p>
      <text:p text:style-name="P1">#id</text:p>
      <text:p text:style-name="P1">1,1,0,0</text:p>
      <text:p text:style-name="P1"/>
      <text:p text:style-name="P1">nav.titi .tata div div div div div</text:p>
      <text:p text:style-name="P1">1,0,2,5</text:p>
      <text:p text:style-name="P1"/>
      <text:p text:style-name="P1">ul li div.skill</text:p>
      <text:p text:style-name="P1">1,0,1,3</text:p>
      <text:p text:style-name="P1"/>
      <text:p text:style-name="P1">.titi span</text:p>
      <text:p text:style-name="P1">1,0,1,1</text:p>
      <text:p text:style-name="P1"/>
      <text:p text:style-name="P1">div span</text:p>
      <text:p text:style-name="P1">1,0,0,2</text:p>
      <text:p text:style-name="P1"/>
      <text:p text:style-name="P1">div &gt; a</text:p>
      <text:p text:style-name="P1">1,0,0,2</text:p>
      <text:p text:style-name="P1"/>
      <text:p text:style-name="P1">div +a</text:p>
      <text:p text:style-name="P1">1,0,0,2</text:p>
      <text:p text:style-name="P1"/>
      <text:p text:style-name="P2">2/ a/ pour le premier cas la couleur sera rouge car les textes inlines sont prioritaire sur les autres type de texte</text:p>
      <text:p text:style-name="P2">b/ la couleur sera violet car le texte interne apparaît avant la commande css. 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08:32:07.226427004</meta:creation-date>
    <meta:generator>LibreOffice/7.3.3.2$Linux_X86_64 LibreOffice_project/30$Build-2</meta:generator>
    <dc:date>2022-10-04T08:59:34.652342398</dc:date>
    <meta:editing-duration>PT27M26S</meta:editing-duration>
    <meta:editing-cycles>3</meta:editing-cycles>
    <meta:document-statistic meta:table-count="0" meta:image-count="0" meta:object-count="0" meta:page-count="1" meta:paragraph-count="17" meta:word-count="64" meta:character-count="329" meta:non-whitespace-character-count="281"/>
  </office:meta>
</office:document-meta>
</file>